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4.006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3T11:54:39.33">
            <text:p>0403 <text:s/>115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4-03T11:54:39.33">
            <text:p>0403 <text:s/>1154</text:p>
          </table:table-cell>
          <table:table-cell table:style-name="ce8" table:formula="of:=NOW()" office:value-type="date" office:date-value="2022-04-03T11:54:39.33">
            <text:p>0403 <text:s/>115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3T11:54:39.33">
            <text:p>0403 <text:s/>115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3T11:54:39.33">
            <text:p>0403 <text:s/>1154</text:p>
          </table:table-cell>
          <table:table-cell table:style-name="ce8" table:formula="of:=NOW()" office:value-type="date" office:date-value="2022-04-03T11:54:39.33">
            <text:p>0403 <text:s/>115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4cm" draw:caption-point-x="-0.61cm" draw:caption-point-y="1.502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6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3T11:54:40.28">
            <text:p>2022/4/3 11:54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2022/04/03</text:date>, <text:time>11:54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3T11:54:38.48</dc:date>
    <dc:creator>iwabuchi ken</dc:creator>
    <meta:editing-duration>P16DT10H22M51S</meta:editing-duration>
    <meta:editing-cycles>2288</meta:editing-cycles>
    <meta:generator>OpenOffice/4.1.3$Win32 OpenOffice.org_project/413m1$Build-9783</meta:generator>
    <meta:document-statistic meta:table-count="2" meta:cell-count="1124" meta:object-count="0"/>
  </office:meta>
</office:document-meta>
</file>